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AF00000211DFD03169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08cm" svg:height="18.631cm" svg:x="2.579cm" svg:y="6.732cm">
          <draw:image xlink:href="Pictures/10000000000001AF00000211DFD03169.png" xlink:type="simple" xlink:show="embed" xlink:actuate="onLoad">
            <text:p/>
          </draw:image>
        </draw:frame>
        <draw:line draw:style-name="gr2" draw:text-style-name="P1" draw:layer="layout" svg:x1="7.45cm" svg:y1="22.141cm" svg:x2="7.45cm" svg:y2="21.004cm">
          <text:p/>
        </draw:line>
        <draw:line draw:style-name="gr2" draw:text-style-name="P1" draw:layer="layout" svg:x1="11.534cm" svg:y1="21.4cm" svg:x2="11.534cm" svg:y2="20.263cm">
          <text:p/>
        </draw:line>
        <draw:frame draw:style-name="gr3" draw:text-style-name="P2" draw:layer="layout" svg:width="1.226cm" svg:height="1.171cm" svg:x="7.403cm" svg:y="21.933cm">
          <draw:text-box>
            <text:p><text:span text:style-name="T1">W</text:span><text:span text:style-name="T2">r</text:span></text:p>
          </draw:text-box>
        </draw:frame>
        <draw:frame draw:style-name="gr3" draw:text-style-name="P2" draw:layer="layout" svg:width="1.183cm" svg:height="1.171cm" svg:x="11.395cm" svg:y="21.285cm">
          <draw:text-box>
            <text:p><text:span text:style-name="T1">W</text:span><text:span text:style-name="T2">l</text:span></text:p>
          </draw:text-box>
        </draw:frame>
        <draw:line draw:style-name="gr2" draw:text-style-name="P1" draw:layer="layout" svg:x1="12.402cm" svg:y1="8.98cm" svg:x2="15.777cm" svg:y2="9.996cm">
          <text:p/>
        </draw:line>
        <draw:frame draw:style-name="gr4" draw:layer="layout" svg:width="0.502cm" svg:height="1.187cm" svg:x="5.849cm" svg:y="5.455cm">
          <draw:text-box>
            <text:p/>
          </draw:text-box>
        </draw:frame>
        <draw:frame draw:style-name="gr5" draw:layer="layout" svg:width="3.071cm" svg:height="1.789cm" svg:x="13.329cm" svg:y="12.96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911cm" svg:height="0.886cm" svg:x="15.896cm" svg:y="10.23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'Adobe Heiti Std R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jesh Rajendran</meta:initial-creator>
    <meta:creation-date>2013-02-17T10:18:52.93</meta:creation-date>
    <dc:date>2013-08-12T13:07:19</dc:date>
    <meta:editing-duration>PT42M19S</meta:editing-duration>
    <meta:editing-cycles>6</meta:editing-cycles>
    <meta:generator>LibreOffice/4.0-5$Linux_x86 LibreOffice_project/400m0$Build-305</meta:generator>
    <meta:document-statistic meta:object-count="9"/>
  </office:meta>
</office:document-meta>
</file>

<file path=Object 1/content.xml><?xml version="1.0" encoding="utf-8"?>
<math xmlns="http://www.w3.org/1998/Math/MathML">
  <semantics>
    <mrow>
      <mrow>
        <mrow>
          <mi>q</mi>
          <mo stretchy="false">∈</mo>
          <mi>Q</mi>
        </mrow>
        <mo stretchy="false">=</mo>
        <mfenced open="(" close=")">
          <mrow>
            <mtable>
              <mtr>
                <mtd>
                  <mrow>
                    <msub>
                      <mi>q</mi>
                      <mi>l</mi>
                    </msub>
                  </mrow>
                </mtd>
              </mtr>
              <mtr>
                <mtd>
                  <mrow>
                    <msub>
                      <mi>q</mi>
                      <mi>r</mi>
                    </msub>
                  </mrow>
                </mtd>
              </mtr>
            </mtable>
          </mrow>
        </mfenced>
      </mrow>
    </mrow>
    <annotation encoding="StarMath 5.0">q in Q = left (stack {q_l # q_r} right )</annotation>
  </semantics>
</math>
</file>

<file path=Object 2/content.xml><?xml version="1.0" encoding="utf-8"?>
<math xmlns="http://www.w3.org/1998/Math/MathML">
  <semantics>
    <mrow>
      <mrow>
        <msub>
          <mi>x</mi>
          <mi>b</mi>
        </msub>
        <mo stretchy="false">∈</mo>
        <msup>
          <mi>R</mi>
          <mn>6</mn>
        </msup>
      </mrow>
    </mrow>
    <annotation encoding="StarMath 5.0">x_b in R^6</annotation>
  </semantics>
</math>
</file>